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cc9900"/>
    </style:style>
    <style:style style:name="P3" style:family="paragraph" style:parent-style-name="Standard" style:list-style-name="L1">
      <style:text-properties fo:color="#ff0000"/>
    </style:style>
    <style:style style:name="P4" style:family="paragraph" style:parent-style-name="Standard" style:list-style-name="L1">
      <style:text-properties fo:color="#00cc00"/>
    </style:style>
    <style:style style:name="P5" style:family="paragraph" style:parent-style-name="Standard" style:list-style-name="L1">
      <style:text-properties fo:color="#996600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44904145631278580" text:style-name="L1">
        <text:list-item>
          <text:p text:style-name="P2">Kopiowanie zapisu poprzedniego tygodnia.</text:p>
          <text:list>
            <text:list-item>
              <text:p text:style-name="P2">Odnalezienie globalnej zmiennej „Nothing” ewentualnie jej dodanie.</text:p>
            </text:list-item>
            <text:list-item>
              <text:p text:style-name="P2">Poprawienie metody odświeżającej widok tak, aby była możliwość uzupełniania prostokątów raportu kolorem czynności Nothing.</text:p>
            </text:list-item>
            <text:list-item>
              <text:p text:style-name="P2">Wywołanie tak poprawionej czynności odświeżania widoku przy kliknięciu przycisku „Paste previous week”.</text:p>
            </text:list-item>
            <text:list-item>
              <text:p text:style-name="P3">Test</text:p>
              <text:list>
                <text:list-item>
                  <text:p text:style-name="P4">kopiowanie planu</text:p>
                </text:list-item>
                <text:list-item>
                  <text:p text:style-name="P3">uzupełnianie raportu pustymi polami</text:p>
                </text:list-item>
              </text:list>
            </text:list-item>
            <text:list-item>
              <text:p text:style-name="P2">Poprawka uzupełniania raportu pustymi polami</text:p>
              <text:list>
                <text:list-item>
                  <text:p text:style-name="P2">Debugowanie – prześledzenie działania mechanizmu zawartego w UpdateView</text:p>
                </text:list-item>
                <text:list-item>
                  <text:p text:style-name="P2">Poprawka</text:p>
                </text:list-item>
                <text:list-item>
                  <text:p text:style-name="P4">Test</text:p>
                </text:list-item>
              </text:list>
            </text:list-item>
          </text:list>
        </text:list-item>
        <text:list-item>
          <text:p text:style-name="P1">Dodanie formatki uzupełniania pól</text:p>
          <text:list>
            <text:list-item>
              <text:p text:style-name="P5">Szkic pomocniczy</text:p>
            </text:list-item>
            <text:list-item>
              <text:p text:style-name="P1">Wykonanie części WPF</text:p>
            </text:list-item>
            <text:list-item>
              <text:p text:style-name="P1">Dodanie mechanizmu zapisu na podstawie danych zaznaczonych na formatce </text:p>
            </text:list-item>
          </text:list>
        </text:list-item>
        <text:list-item>
          <text:p text:style-name="P1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0M18S</meta:editing-duration>
    <meta:editing-cycles>8</meta:editing-cycles>
    <meta:generator>OpenOffice/4.1.6$Win32 OpenOffice.org_project/416m1$Build-9790</meta:generator>
    <dc:date>2022-08-08T13:30:42.31</dc:date>
    <dc:creator>Grzegorz Malina</dc:creator>
    <meta:document-statistic meta:table-count="0" meta:image-count="0" meta:object-count="0" meta:page-count="1" meta:paragraph-count="16" meta:word-count="94" meta:character-count="718"/>
    <meta:user-defined meta:name="Info 1"/>
    <meta:user-defined meta:name="Info 2"/>
    <meta:user-defined meta:name="Info 3"/>
    <meta:user-defined meta:name="Info 4"/>
  </office:meta>
</office:document-meta>
</file>